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89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6" table:formula="of:=SUMPRODUCT([.C5:.C6]; 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2:27:15.849219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25T16:47:09.306913595</dc:date>
    <meta:editing-duration>P8DT6H45M47S</meta:editing-duration>
    <meta:editing-cycles>13</meta:editing-cycles>
    <meta:generator>LibreOffice/5.1.3.2$Linux_X86_64 LibreOffice_project/10m0$Build-2</meta:generator>
    <meta:document-statistic meta:table-count="3" meta:cell-count="41" meta:object-count="0"/>
  </office:meta>
</office:document-meta>
</file>